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05:11:08.89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6:30:00.301000000</dc:date>
    <meta:editing-duration>P1DT3H32M39S</meta:editing-duration>
    <meta:editing-cycles>999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Obj as Object ' 出力中間シート
Dim oSheet_2upd as Object ' 出力シート
Dim sheetName As String ' シートの名前
Dim sheetName_1obj As String ' シートの名前
Dim sheetName_2upObj As String ' シートの名前
Dim sheetName_2upd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4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 ' 既存のシート
sheetNames(2) = oSheet0.getCellByPosition( 5, 16 ).String &amp; "_upObj" ' これから作る中間シート
sheetNames(3) = oSheet0.getCellByPosition( 5, 16 ).String &amp; "_upd" ' これから作るシート
sheetNames(4) = oSheet0.getCellByPosition( 5, 18 ).String ' layers
sheetNames(5) = oSheet0.getCellByPosition( 5, 18 ).String &amp; "_obj"
sheetNames(6) = oSheet0.getCellByPosition( 5, 18 ).String &amp; "_upObj"
sheetNames(7) = oSheet0.getCellByPosition( 5, 18 ).String &amp; "_upd"
sheetNames(8) = oSheet0.getCellByPosition( 5, 20 ).String ' stateMachines
sheetNames(9) = oSheet0.getCellByPosition( 5, 20 ).String &amp; "_obj"
sheetNames(10) = oSheet0.getCellByPosition( 5, 20 ).String &amp; "_upObj"
sheetNames(11) = oSheet0.getCellByPosition( 5, 20 ).String &amp; "_upd"
sheetNames(12) = oSheet0.getCellByPosition( 5, 22 ).String ' states
sheetNames(13) = oSheet0.getCellByPosition( 5, 22 ).String &amp; "_obj"
sheetNames(14) = oSheet0.getCellByPosition( 5, 22 ).String &amp; "_upObj"
sheetNames(15) = oSheet0.getCellByPosition( 5, 22 ).String &amp; "_upd"
sheetNames(16) = oSheet0.getCellByPosition( 5, 24 ).String ' transitions
sheetNames(17) = oSheet0.getCellByPosition( 5, 24 ).String &amp; "_obj"
sheetNames(18) = oSheet0.getCellByPosition( 5, 24 ).String &amp; "_upObj"
sheetNames(19) = oSheet0.getCellByPosition( 5, 24 ).String &amp; "_upd"
sheetNames(20) = oSheet0.getCellByPosition( 5, 26 ).String ' conditions
sheetNames(21) = oSheet0.getCellByPosition( 5, 26 ).String &amp; "_obj"
sheetNames(22) = oSheet0.getCellByPosition( 5, 26 ).String &amp; "_upObj"
sheetNames(23) = oSheet0.getCellByPosition( 5, 26 ).String &amp; "_upd"
sheetNames(24) = oSheet0.getCellByPosition( 5, 28 ).String ' positions
sheetNames(25) = oSheet0.getCellByPosition( 5, 28 ).String &amp; "_obj"
sheetNames(26) = oSheet0.getCellByPosition( 5, 28 ).String &amp; "_upObj"
sheetNames(27) = oSheet0.getCellByPosition( 5, 28 ).String &amp; "_upd"
sheetNames(28) = oSheet0.getCellByPosition( 5, 30 ).String ' updateRequest
sheetNames(29) = oSheet0.getCellByPosition( 5, 30 ).String &amp; "_obj"
sheetNames(30) = oSheet0.getCellByPosition( 5, 30 ).String &amp; "_upObj"
sheetNames(31) = oSheet0.getCellByPosition( 5, 30 ).String &amp; "_upd"

oDoc2 = StarDesktop.loadComponentFromURL("private:factory/scalc", "_blank", 0, Dummy()) ' ブックを新規作成

'--------------------------------------------------------------------------------
' 最初からあるシートを名前変更

oSheet_2upObj = oDoc2.Sheets(0)
oSheet_2upObj.Name = sheetNames(2)

' 更新要求シートを追加
sheetName_2upd = sheetNames(3)
if oDoc2.getSheets().hasByName(sheetName_2upd) = false then
	oDoc2.getSheets().insertNewByName(sheetName_2upd,3)
end if

'作成したシートへの書込
ReadOds(oDoc1, oDoc2, sheetNames(0), sheetNames(1), sheetNames(2), sheetNames(3) ) ' ODS読込み

'--------------------------------------------------------------------------------
' ３つ目以降のシートを作成

Dim index As Integer

For index = 4 To 24 Step 4

	sheetName = sheetNames(index)
	sheetName_1obj = sheetNames(index+1)
	sheetName_2upObj = sheetNames(index+2)
	sheetName_2upd = sheetNames(index+3)
	
	' 更新要求中間シートを追加
	if oDoc2.getSheets().hasByName(sheetName_2upObj) = false then
		oDoc2.getSheets().insertNewByName(sheetName_2upObj,index)
	end if
	
	' 更新要求シートを追加
	if oDoc2.getSheets().hasByName(sheetName_2upd) = false then
		oDoc2.getSheets().insertNewByName(sheetName_2upd,index)
	end if
	
	'作成したシートへの書込
	ReadOds(oDoc1, oDoc2, sheetName, sheetName_1obj, sheetName_2upObj, sheetName_2upd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"
	oCell_2upObj.CellBackColor = RGB(64, 64, 64) ' 背景 濃いグレー
	oCell_2upObj.CharColor = RGB(255, 255, 255) ' 文字色 白
	oCell_2upObj = oSheet_2upObj.getCellByPosition( foreignkeycategoryColumn_2upObj, 0 )
	oCell_2upObj.String = "#Foreignkeycategory"
	oCell_2upObj.CellBackColor = RGB(64, 64, 64) ' 背景 濃いグレー
	oCell_2upObj.CharColor = RGB(255, 255, 255) ' 文字色 白
	oCell_2upObj = oSheet_2upObj.getCellByPosition( keyColumn_2upObj, 0 )
	oCell_2upObj.String = "#Key"
	oCell_2upObj.CellBackColor = RGB(64, 64, 64) ' 背景 濃いグレー
	oCell_2upObj.CharColor = RGB(255, 255, 255) ' 文字色 白
	oCell_2upObj = oSheet_2upObj.getCellByPosition( fullpathColumn_2upObj, 0 )
	oCell_2upObj.String = "#Fullpath"
	oCell_2upObj.CellBackColor = RGB(64, 64, 64) ' 背景 濃いグレー
	oCell_2upObj.CharColor = RGB(255, 255, 255) ' 文字色 白
	oCell_2upObj = oSheet_2upObj.getCellByPosition( fullpathtransitionColumn_2upObj, 0 )
	oCell_2upObj.String = "#FullpathTransition"
	oCell_2upObj.CellBackColor = RGB(64, 64, 64) ' 背景 濃いグレー
	oCell_2upObj.CharColor = RGB(255, 255, 255) ' 文字色 白
	oCell_2upObj = oSheet_2upObj.getCellByPosition( fullpathconditionColumn_2upObj, 0 )
	oCell_2upObj.String = "#FullpathCondition"
	oCell_2upObj.CellBackColor = RGB(64, 64, 64) ' 背景 濃いグレー
	oCell_2upObj.CharColor = RGB(255, 255, 255) ' 文字色 白
	oCell_2upObj = oSheet_2upObj.getCellByPosition( fullpathpropertynameColumn_2upObj, 0 )
	oCell_2upObj.String = "#FullpathPropertyname"
	oCell_2upObj.CellBackColor = RGB(64, 64, 64) ' 背景 濃いグレー
	oCell_2upObj.CharColor = RGB(255, 255, 255) ' 文字色 白
	oCell_2upObj = oSheet_2upObj.getCellByPosition( nameColumn_2upObj, 0 )
	oCell_2upObj.String = "#Name"
	oCell_2upObj.CellBackColor = RGB(64, 64, 64) ' 背景 濃いグレー
	oCell_2upObj.CharColor = RGB(255, 255, 255) ' 文字色 白
	oCell_2upObj = oSheet_2upObj.getCellByPosition( oldColumn_2upObj, 0 )
	oCell_2upObj.String = "#Old"
	oCell_2upObj.CellBackColor = RGB(64, 64, 64) ' 背景 濃いグレー
	oCell_2upObj.CharColor = RGB(255, 255, 255) ' 文字色 白
	oCell_2upObj = oSheet_2upObj.getCellByPosition( newColumn_2upObj, 0 )
	oCell_2upObj.String = "#New"
	oCell_2upObj.CellBackColor = RGB(64, 64, 64) ' 背景 濃いグレー
	oCell_2upObj.CharColor = RGB(255, 255, 255) ' 文字色 白
	oCell_2upObj = oSheet_2upObj.getCellByPosition( deleteColumn_2upObj, 0 )
	oCell_2upObj.String = "#Delete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" ' "短ＩＤキー"
					oSheet_2upObj.getCellByPosition( fullpathColumn_2upObj, row_2upObj ).String = "#--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" ' "短名キー"
					oSheet_2upObj.getCellByPosition( fullpathColumn_2upObj, row_2upObj ).String = "#--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3) Then
							oSheet_2upObj.getCellByPosition( foreignkeycategoryColumn_2upObj, row_2upObj ).String = "stateMachines"
							oSheet_2upObj.getCellByPosition( fullpathColumn_2upObj, row_2upObj ).String = VLookup( foreignKey_statemachine, oStatemachinesSheet_1view, 2, 5 )
						ElseIf "-1" = foreignKeyTokens(4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5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
							oSheet_2upObj.getCellByPosition( fullpathtransitionColumn_2upObj, row_2upObj ).String = foreignKeyTokens( 3 )
						End If

						If "-1" &lt;&gt; foreignKeyTokens( 4 ) Then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" ' "長IDキー"
					oSheet_2upObj.getCellByPosition( fullpathColumn_2upObj, row_2upObj ).String = "#--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" ' "長名キー"
					oSheet_2upObj.getCellByPosition( fullpathColumn_2upObj, row_2upObj ).String = "#--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ullpathColumn_2upd = 1
	Const fullpathtransitionColumn_2upd = 2
	Const fullpathconditionColumn_2upd = 3
	Const fullpathpropertynameColumn_2upd = 4
	Const nameColumn_2upd = 5
	Const oldColumn_2upd = 6
	Const newColumn_2upd = 7
	Const deleteColumn_2upd = 8

	' 更新要求シート（ ～_upd ）のヘッダー作成
	oDoc2.getCurrentController().setActiveSheet( oSheet_2upd ) ' 更新要求シートをアクティブにする
	oCell_2upd = oSheet_2upd.getCellByPosition( categoryColumn_2upd, 0 )
	oCell_2upd.String = "#Category"
	oCell_2upd.CellBackColor = RGB(64, 64, 64) ' 背景 濃いグレー
	oCell_2upd.CharColor = RGB(255, 255, 255) ' 文字色 白
	oCell_2upd = oSheet_2upd.getCellByPosition( fullpathColumn_2upd, 0 )
	oCell_2upd.String = "#Fullpath"
	oCell_2upd.CellBackColor = RGB(64, 64, 64) ' 背景 濃いグレー
	oCell_2upd.CharColor = RGB(255, 255, 255) ' 文字色 白
	oCell_2upd = oSheet_2upd.getCellByPosition( fullpathtransitionColumn_2upd, 0 )
	oCell_2upd.String = "#FullpathTransition"
	oCell_2upd.CellBackColor = RGB(64, 64, 64) ' 背景 濃いグレー
	oCell_2upd.CharColor = RGB(255, 255, 255) ' 文字色 白
	oCell_2upd = oSheet_2upd.getCellByPosition( fullpathconditionColumn_2upd, 0 )
	oCell_2upd.String = "#FullpathCondition"
	oCell_2upd.CellBackColor = RGB(64, 64, 64) ' 背景 濃いグレー
	oCell_2upd.CharColor = RGB(255, 255, 255) ' 文字色 白
	oCell_2upd = oSheet_2upd.getCellByPosition( fullpathpropertynameColumn_2upd, 0 )
	oCell_2upd.String = "#FullpathPropertyname"
	oCell_2upd.CellBackColor = RGB(64, 64, 64) ' 背景 濃いグレー
	oCell_2upd.CharColor = RGB(255, 255, 255) ' 文字色 白
	oCell_2upd = oSheet_2upd.getCellByPosition( nameColumn_2upd, 0 )
	oCell_2upd.String = "#Name"
	oCell_2upd.CellBackColor = RGB(64, 64, 64) ' 背景 濃いグレー
	oCell_2upd.CharColor = RGB(255, 255, 255) ' 文字色 白
	oCell_2upd = oSheet_2upd.getCellByPosition( oldColumn_2upd, 0 )
	oCell_2upd.String = "#Old"
	oCell_2upd.CellBackColor = RGB(64, 64, 64) ' 背景 濃いグレー
	oCell_2upd.CharColor = RGB(255, 255, 255) ' 文字色 白
	oCell_2upd = oSheet_2upd.getCellByPosition( newColumn_2upd, 0 )
	oCell_2upd.String = "#New"
	oCell_2upd.CellBackColor = RGB(64, 64, 64) ' 背景 濃いグレー
	oCell_2upd.CharColor = RGB(255, 255, 255) ' 文字色 白
	oCell_2upd = oSheet_2upd.getCellByPosition( deleteColumn_2upd, 0 )
	oCell_2upd.String = "#Delete"
	oCell_2upd.CellBackColor = RGB(64, 64, 64) ' 背景 濃いグレー
	oCell_2upd.CharColor = RGB(255, 255, 255) ' 文字色 白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